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ProximaNova" svg:font-family="ProximaNova, Helvetica, Arial, sans-serif"/>
    <style:font-face style:name="arial" svg:font-family="arial, sans-serif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WWNum2">
      <style:paragraph-properties fo:line-height="100%"/>
    </style:style>
    <style:style style:name="P4" style:family="paragraph" style:parent-style-name="Standard" style:list-style-name="WWNum1">
      <style:paragraph-properties fo:line-height="100%"/>
    </style:style>
    <style:style style:name="P5" style:family="paragraph" style:parent-style-name="Standard">
      <style:paragraph-properties fo:line-height="100%"/>
      <style:text-properties fo:color="#ff6400" loext:opacity="100%" style:font-name="Muli" fo:font-size="12pt" fo:font-weight="bold" style:font-name-asian="Muli1" style:font-size-asian="12pt" style:font-weight-asian="bold" style:font-name-complex="Muli1" style:font-size-complex="12pt"/>
    </style:style>
    <style:style style:name="P6" style:family="paragraph" style:parent-style-name="Standard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7" style:family="paragraph" style:parent-style-name="Standard">
      <style:paragraph-properties fo:line-height="100%"/>
      <style:text-properties style:font-name="Muli" fo:font-size="12pt" officeooo:rsid="00172c70" officeooo:paragraph-rsid="00172c70" style:font-name-asian="Muli1" style:font-size-asian="12pt" style:font-name-complex="Muli1" style:font-size-complex="12pt"/>
    </style:style>
    <style:style style:name="P8" style:family="paragraph" style:parent-style-name="Standard">
      <style:paragraph-properties fo:line-height="100%"/>
      <style:text-properties style:font-name="Muli" fo:font-size="12pt" officeooo:rsid="0018d2a4" officeooo:paragraph-rsid="0018d2a4" style:font-name-asian="Muli1" style:font-size-asian="12pt" style:font-name-complex="Muli1" style:font-size-complex="12pt"/>
    </style:style>
    <style:style style:name="P9" style:family="paragraph" style:parent-style-name="Standard">
      <style:paragraph-properties fo:line-height="100%"/>
      <style:text-properties style:font-name="Muli" fo:font-size="12pt" fo:font-weight="bold" style:font-name-asian="Muli1" style:font-size-asian="12pt" style:font-weight-asian="bold" style:font-name-complex="Muli1" style:font-size-complex="12pt"/>
    </style:style>
    <style:style style:name="P10" style:family="paragraph" style:parent-style-name="Standard">
      <style:paragraph-properties fo:line-height="100%"/>
      <style:text-properties style:font-name="Muli" fo:font-size="12pt" fo:font-weight="normal" style:font-name-asian="Muli1" style:font-size-asian="12pt" style:font-weight-asian="normal" style:font-name-complex="Muli1" style:font-size-complex="12pt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2" style:family="text">
      <style:text-properties fo:color="#ff6400" loext:opacity="100%" style:font-name="Muli" fo:font-size="12pt" fo:font-weight="bold" style:font-name-asian="Muli1" style:font-size-asian="12pt" style:font-weight-asian="bold" style:font-name-complex="Muli1" style:font-size-complex="12pt"/>
    </style:style>
    <style:style style:name="T3" style:family="text">
      <style:text-properties style:font-name="Muli" fo:font-size="12pt" style:font-name-asian="Muli1" style:font-size-asian="12pt" style:font-name-complex="Muli1" style:font-size-complex="12pt"/>
    </style:style>
    <style:style style:name="T4" style:family="text">
      <style:text-properties style:font-name="Muli" fo:font-size="12pt" style:text-underline-style="solid" style:text-underline-width="auto" style:text-underline-color="font-color" style:font-name-asian="Muli1" style:font-size-asian="12pt" style:font-name-complex="Muli1" style:font-size-complex="12pt"/>
    </style:style>
    <style:style style:name="T5" style:family="text">
      <style:text-properties officeooo:rsid="00172c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Let's Get Started, Coder!!</text:span></text:p>
      <text:p text:style-name="P1"><text:span text:style-name="T1">Fill the following Document</text:span></text:p>
      <text:p text:style-name="P2"><text:span text:style-name="T2">__________________________________________________________________________</text:span></text:p>
      <text:p text:style-name="P5"/>
      <text:p text:style-name="P2"><text:span text:style-name="T3">1. Which one of the following is an Imperative Language?</text:span></text:p>
      <text:p text:style-name="P6"/>
      <text:list xml:id="list2388863763" text:style-name="WWNum2">
        <text:list-item>
          <text:p text:style-name="P3"><text:span text:style-name="T3">HTML</text:span></text:p>
        </text:list-item>
        <text:list-item>
          <text:p text:style-name="P3"><text:span text:style-name="T3">CSS</text:span></text:p>
        </text:list-item>
        <text:list-item>
          <text:p text:style-name="P3"><text:span text:style-name="T3">Java Script</text:span></text:p>
        </text:list-item>
      </text:list>
      <text:p text:style-name="P6"/>
      <text:p text:style-name="P2"><text:span text:style-name="T4">Answer: </text:span><text:span text:style-name="T3"><text:tab/></text:span></text:p>
      <text:p text:style-name="P7">Java Script</text:p>
      <text:p text:style-name="P6"/>
      <text:p text:style-name="P2"><text:span text:style-name="T3">2. Which one of the following is a Declarative Language?</text:span></text:p>
      <text:p text:style-name="P6"/>
      <text:list xml:id="list1762303983" text:style-name="WWNum1">
        <text:list-item>
          <text:p text:style-name="P4"><text:span text:style-name="T3">HTML</text:span></text:p>
        </text:list-item>
        <text:list-item>
          <text:p text:style-name="P4"><text:span text:style-name="T3">CSS</text:span></text:p>
        </text:list-item>
        <text:list-item>
          <text:p text:style-name="P4"><text:span text:style-name="T3">Java Script</text:span></text:p>
        </text:list-item>
      </text:list>
      <text:p text:style-name="P6"/>
      <text:p text:style-name="P2"><text:span text:style-name="T4">Answer: </text:span></text:p>
      <text:p text:style-name="P7">HTML</text:p>
      <text:p text:style-name="P6"/>
      <text:p text:style-name="P2"><text:span text:style-name="T3">3. Name two uses of a DIV tag?</text:span></text:p>
      <text:p text:style-name="P6"/>
      <text:p text:style-name="P2"><text:span text:style-name="T4">Answer:</text:span></text:p>
      <text:p text:style-name="P6"/>
      <text:p text:style-name="P6"><text:span text:style-name="T5">T</text:span>he DIV tag defines a division or a section in an HTML document the tag is used as a container for HTML elements which is then styled with CSS o<text:span text:style-name="T5">r</text:span> manipulated with JavaScript. </text:p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4. What is the difference between relative positioning and absolute positioning in HTML?</text:span></text:p>
      <text:p text:style-name="P6"/>
      <text:p text:style-name="P2"><text:span text:style-name="T4">Answer: </text:span></text:p>
      <text:p text:style-name="P10"><text:span text:style-name="T5">P</text:span>osition: relative places an element relative to its current position without changing the layout around it, whereas position: absolute places an element relative to its parent's position and changing the layout around it. </text:p>
      <text:p text:style-name="P9"/>
      <text:p text:style-name="P9"/>
      <text:p text:style-name="P9"/>
      <text:p text:style-name="P2"><text:span text:style-name="T3">5. What is the use of opacity in CSS?</text:span></text:p>
      <text:p text:style-name="P6"/>
      <text:p text:style-name="P2"><text:span text:style-name="T4">Answer: </text:span></text:p>
      <text:p text:style-name="P7">Opacity changes the visibility of the element.</text:p>
      <text:p text:style-name="P6"/>
      <text:p text:style-name="P6"/>
      <text:p text:style-name="P6"><text:soft-page-break/></text:p>
      <text:p text:style-name="P6"/>
      <text:p text:style-name="P2"><text:span text:style-name="T3">6. Which is the programming language used in the React Native Framework?</text:span></text:p>
      <text:p text:style-name="P6"/>
      <text:p text:style-name="P2"><text:span text:style-name="T4">Answer: </text:span></text:p>
      <text:p text:style-name="P6"/>
      <text:p text:style-name="P7">Java script , JSX</text:p>
      <text:p text:style-name="P6"/>
      <text:p text:style-name="P2"><text:span text:style-name="T3">7. Which online editor are we using for creating our apps in React Native Framework?</text:span></text:p>
      <text:p text:style-name="P6"/>
      <text:p text:style-name="P2"><text:span text:style-name="T4">Answer: </text:span></text:p>
      <text:p text:style-name="P7">snack</text:p>
      <text:p text:style-name="P6"/>
      <text:p text:style-name="P6"/>
      <text:p text:style-name="P6"/>
      <text:p text:style-name="P6"/>
      <text:p text:style-name="P2"><text:span text:style-name="T3">8. Write the steps to test your first designed app in the online editor on mobile.</text:span></text:p>
      <text:p text:style-name="P6"/>
      <text:p text:style-name="P2"><text:span text:style-name="T4">Answer:</text:span></text:p>
      <text:p text:style-name="P7">either scan QR code on snack from expo go app in mobile or sign in in expo go with the same account that is on snack <text:s/>and open the project.</text:p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9. What is the use of the render function in React Native Framework?</text:span></text:p>
      <text:p text:style-name="P6"/>
      <text:p text:style-name="P2"><text:span text:style-name="T4">Answer: </text:span></text:p>
      <text:p text:style-name="P7">Render function displays the components of the application.</text:p>
      <text:p text:style-name="P6"/>
      <text:p text:style-name="P6"/>
      <text:p text:style-name="P6"/>
      <text:p text:style-name="P6"/>
      <text:p text:style-name="P6"/>
      <text:p text:style-name="P2"><text:span text:style-name="T3">10. What is the use of the return function in the React Native Framework?</text:span></text:p>
      <text:p text:style-name="P6"/>
      <text:p text:style-name="P2"><text:span text:style-name="T4">Answer:</text:span></text:p>
      <text:p text:style-name="P6"/>
      <text:p text:style-name="P8">return function asks which component is to be returned.</text:p>
      <text:p text:style-name="P6"/>
      <text:p text:style-name="P6"/>
      <text:p text:style-name="P6"/>
      <text:p text:style-name="P6"/>
      <text:p text:style-name="P2"><text:span text:style-name="T3">11. What are the various components in your first app that you designed?</text:span></text:p>
      <text:p text:style-name="P6"/>
      <text:p text:style-name="P2"><text:span text:style-name="T4">Answer: </text:span></text:p>
      <text:p text:style-name="P6"/>
      <text:p text:style-name="P8">View and Button</text:p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ProximaNova" svg:font-family="ProximaNova, Helvetica, Arial, sans-serif"/>
    <style:font-face style:name="arial" svg:font-family="arial, sans-serif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GB" style:letter-kerning="false" style:font-name-asian="Arial1" style:font-size-asian="11pt" style:language-asian="en" style:country-asian="IN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GB" style:letter-kerning="false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</meta:editing-cycles>
    <meta:creation-date>2021-01-06T05:46:00</meta:creation-date>
    <dc:date>2021-08-29T16:34:56.999000000</dc:date>
    <meta:editing-duration>PT4M48S</meta:editing-duration>
    <meta:generator>LibreOffice/7.1.4.2$Windows_X86_64 LibreOffice_project/a529a4fab45b75fefc5b6226684193eb000654f6</meta:generator>
    <meta:document-statistic meta:table-count="0" meta:image-count="0" meta:object-count="0" meta:page-count="3" meta:paragraph-count="42" meta:word-count="298" meta:character-count="1728" meta:non-whitespace-character-count="1466"/>
    <meta:user-defined meta:name="AppVersion">16.0000</meta:user-defined>
    <meta:template xlink:type="simple" xlink:actuate="onRequest" xlink:title="Normal" xlink:href=""/>
  </office:meta>
</office:document-meta>
</file>